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70000019E7514846AD76DC857.png" manifest:media-type="image/png"/>
  <manifest:file-entry manifest:full-path="Pictures/1000ACE400003F9A00002FBAB3D576C98A883FA0.svg" manifest:media-type="image/svg+xml"/>
  <manifest:file-entry manifest:full-path="Pictures/10000201000002270000019E4B4F2486A2195CC6.png" manifest:media-type="image/png"/>
  <manifest:file-entry manifest:full-path="Pictures/1000ACDA00003F9A00002FBA0F2E30CFFF2B8D93.svg" manifest:media-type="image/svg+xml"/>
  <manifest:file-entry manifest:full-path="Pictures/1000ACDD00003F9A00002FBAE4322BF963225C4A.svg" manifest:media-type="image/svg+xml"/>
  <manifest:file-entry manifest:full-path="Pictures/10000201000002270000019EA073E0EDBB629080.png" manifest:media-type="image/png"/>
  <manifest:file-entry manifest:full-path="Pictures/10000201000002270000019E2560E177F737DA8B.png" manifest:media-type="image/png"/>
  <manifest:file-entry manifest:full-path="Pictures/1000ACD900003F9A00002FBA8B98ED037DDC8DCA.svg" manifest:media-type="image/svg+xml"/>
  <manifest:file-entry manifest:full-path="Pictures/1000ACDC00003F9A00002FBA0940FB79497F6485.svg" manifest:media-type="image/svg+xml"/>
  <manifest:file-entry manifest:full-path="Pictures/1000ACD400003F9A00002FBA5E88703F7BD7C3D5.svg" manifest:media-type="image/svg+xml"/>
  <manifest:file-entry manifest:full-path="Pictures/1000ACDA00003F9A00002FBAC3D51A4B8AEC213F.svg" manifest:media-type="image/svg+xml"/>
  <manifest:file-entry manifest:full-path="Pictures/10000201000002270000019E7CDD25AB8F958775.png" manifest:media-type="image/png"/>
  <manifest:file-entry manifest:full-path="Pictures/10000201000002270000019E7BA554ADB73A8F6B.png" manifest:media-type="image/png"/>
  <manifest:file-entry manifest:full-path="Pictures/10000201000002270000019EF97FAAA898B6F591.png" manifest:media-type="image/png"/>
  <manifest:file-entry manifest:full-path="Pictures/10000201000002270000019EAFD711AA52604901.png" manifest:media-type="image/png"/>
  <manifest:file-entry manifest:full-path="Pictures/1000ACE300003F9A00002FBAE5318A392235544C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7.169cm" svg:height="5.25cm" svg:x="1.25cm" svg:y="4.25cm">
            <draw:image xlink:href="Pictures/1000ACDC00003F9A00002FBA0940FB79497F6485.svg" xlink:type="simple" xlink:show="embed" xlink:actuate="onLoad" loext:mime-type="image/svg+xml">
              <text:p/>
            </draw:image>
            <draw:image xlink:href="Pictures/10000201000002270000019E4B4F2486A2195CC6.png" xlink:type="simple" xlink:show="embed" xlink:actuate="onLoad" loext:mime-type="image/png"/>
          </draw:frame>
          <draw:frame draw:style-name="gr1" draw:text-style-name="P1" draw:layer="layout" svg:width="7.169cm" svg:height="5.25cm" svg:x="14.77cm" svg:y="4.25cm">
            <draw:image xlink:href="Pictures/1000ACDA00003F9A00002FBAC3D51A4B8AEC213F.svg" xlink:type="simple" xlink:show="embed" xlink:actuate="onLoad" loext:mime-type="image/svg+xml">
              <text:p/>
            </draw:image>
            <draw:image xlink:href="Pictures/10000201000002270000019E2560E177F737DA8B.png" xlink:type="simple" xlink:show="embed" xlink:actuate="onLoad" loext:mime-type="image/png"/>
          </draw:frame>
          <draw:frame draw:style-name="gr1" draw:text-style-name="P1" draw:layer="layout" svg:width="7.169cm" svg:height="5.25cm" svg:x="21.531cm" svg:y="4.25cm">
            <draw:image xlink:href="Pictures/1000ACDA00003F9A00002FBA0F2E30CFFF2B8D93.svg" xlink:type="simple" xlink:show="embed" xlink:actuate="onLoad" loext:mime-type="image/svg+xml">
              <text:p/>
            </draw:image>
            <draw:image xlink:href="Pictures/10000201000002270000019E7CDD25AB8F958775.png" xlink:type="simple" xlink:show="embed" xlink:actuate="onLoad" loext:mime-type="image/png"/>
          </draw:frame>
          <draw:frame draw:style-name="gr1" draw:text-style-name="P1" draw:layer="layout" svg:width="7.169cm" svg:height="5.25cm" svg:x="8.011cm" svg:y="4.25cm">
            <draw:image xlink:href="Pictures/1000ACD900003F9A00002FBA8B98ED037DDC8DCA.svg" xlink:type="simple" xlink:show="embed" xlink:actuate="onLoad" loext:mime-type="image/svg+xml">
              <text:p/>
            </draw:image>
            <draw:image xlink:href="Pictures/10000201000002270000019E7BA554ADB73A8F6B.png" xlink:type="simple" xlink:show="embed" xlink:actuate="onLoad" loext:mime-type="image/png"/>
          </draw:frame>
        </draw:g>
        <draw:g>
          <draw:frame draw:style-name="gr1" draw:text-style-name="P1" draw:layer="layout" svg:width="7cm" svg:height="5.25cm" svg:x="1.3cm" svg:y="10.75cm">
            <draw:image xlink:href="Pictures/1000ACDD00003F9A00002FBAE4322BF963225C4A.svg" xlink:type="simple" xlink:show="embed" xlink:actuate="onLoad" loext:mime-type="image/svg+xml">
              <text:p/>
            </draw:image>
            <draw:image xlink:href="Pictures/10000201000002270000019EF97FAAA898B6F591.png" xlink:type="simple" xlink:show="embed" xlink:actuate="onLoad" loext:mime-type="image/png"/>
          </draw:frame>
          <draw:frame draw:style-name="gr1" draw:text-style-name="P1" draw:layer="layout" svg:width="7cm" svg:height="5.25cm" svg:x="8.1cm" svg:y="10.75cm">
            <draw:image xlink:href="Pictures/1000ACD400003F9A00002FBA5E88703F7BD7C3D5.svg" xlink:type="simple" xlink:show="embed" xlink:actuate="onLoad" loext:mime-type="image/svg+xml">
              <text:p/>
            </draw:image>
            <draw:image xlink:href="Pictures/10000201000002270000019EAFD711AA52604901.png" xlink:type="simple" xlink:show="embed" xlink:actuate="onLoad" loext:mime-type="image/png"/>
          </draw:frame>
          <draw:frame draw:style-name="gr1" draw:text-style-name="P1" draw:layer="layout" svg:width="7cm" svg:height="5.25cm" svg:x="14.9cm" svg:y="10.75cm">
            <draw:image xlink:href="Pictures/1000ACE300003F9A00002FBAE5318A392235544C.svg" xlink:type="simple" xlink:show="embed" xlink:actuate="onLoad" loext:mime-type="image/svg+xml">
              <text:p/>
            </draw:image>
            <draw:image xlink:href="Pictures/10000201000002270000019EA073E0EDBB629080.png" xlink:type="simple" xlink:show="embed" xlink:actuate="onLoad" loext:mime-type="image/png"/>
          </draw:frame>
          <draw:frame draw:style-name="gr1" draw:text-style-name="P1" draw:layer="layout" svg:width="7cm" svg:height="5.25cm" svg:x="21.7cm" svg:y="10.75cm">
            <draw:image xlink:href="Pictures/1000ACE400003F9A00002FBAB3D576C98A883FA0.svg" xlink:type="simple" xlink:show="embed" xlink:actuate="onLoad" loext:mime-type="image/svg+xml">
              <text:p/>
            </draw:image>
            <draw:image xlink:href="Pictures/10000201000002270000019E7514846AD76DC857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3:15:29.905177724</meta:creation-date>
    <meta:editing-duration>PT4M27S</meta:editing-duration>
    <meta:editing-cycles>2</meta:editing-cycles>
    <meta:generator>LibreOffice/6.4.6.2$Linux_X86_64 LibreOffice_project/40$Build-2</meta:generator>
    <meta:initial-creator>wolfgang </meta:initial-creator>
    <dc:date>2020-10-21T13:30:46.219492527</dc:date>
    <dc:creator>wolfgang </dc:creator>
    <meta:document-statistic meta:object-count="10"/>
    <meta:template xlink:type="simple" xlink:actuate="onRequest" xlink:title="default_drawing" xlink:href="../../../../Templates/default_drawing.otg" meta:date="2020-10-21T13:15:29.289985250"/>
  </office:meta>
</office:document-meta>
</file>